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13.991cm" style:rel-column-width="33101*"/>
    </style:style>
    <style:style style:name="Tabella1.B" style:family="table-column">
      <style:table-column-properties style:column-width="13.709cm" style:rel-column-width="32434*"/>
    </style:style>
    <style:style style:name="Tabella1.1" style:family="table-row">
      <style:table-row-properties style:min-row-height="18.902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2" style:family="table">
      <style:table-properties style:width="13.335cm" fo:margin-left="0.196cm" table:align="left"/>
    </style:style>
    <style:style style:name="Tabella2.A" style:family="table-column">
      <style:table-column-properties style:column-width="7.197cm"/>
    </style:style>
    <style:style style:name="Tabella2.B" style:family="table-column">
      <style:table-column-properties style:column-width="6.138cm"/>
    </style:style>
    <style:style style:name="Tabella2.1" style:family="table-row">
      <style:table-row-properties style:min-row-height="7.408cm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27.7cm" table:align="margins"/>
    </style:style>
    <style:style style:name="Tabella3.A" style:family="table-column">
      <style:table-column-properties style:column-width="13.991cm" style:rel-column-width="33101*"/>
    </style:style>
    <style:style style:name="Tabella3.B" style:family="table-column">
      <style:table-column-properties style:column-width="13.709cm" style:rel-column-width="32434*"/>
    </style:style>
    <style:style style:name="Tabella3.1" style:family="table-row">
      <style:table-row-properties style:min-row-height="19.495cm"/>
    </style:style>
    <style:style style:name="Tabella3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ella3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4" style:family="table">
      <style:table-properties style:width="13.795cm" table:align="margins"/>
    </style:style>
    <style:style style:name="Tabella4.A" style:family="table-column">
      <style:table-column-properties style:column-width="9.693cm" style:rel-column-width="46044*"/>
    </style:style>
    <style:style style:name="Tabella4.B" style:family="table-column">
      <style:table-column-properties style:column-width="4.103cm" style:rel-column-width="19491*"/>
    </style:style>
    <style:style style:name="Tabella4.1" style:family="table-row">
      <style:table-row-properties style:min-row-height="19.008cm"/>
    </style:style>
    <style:style style:name="Tabella4.A1" style:family="table-cell">
      <style:table-cell-properties style:vertical-align=""/>
    </style:style>
    <style:style style:name="Tabla1" style:family="table">
      <style:table-properties style:width="13.907cm" fo:margin-left="0cm" table:align="left"/>
    </style:style>
    <style:style style:name="Tabla1.A" style:family="table-column">
      <style:table-column-properties style:column-width="13.907cm"/>
    </style:style>
    <style:style style:name="Tabla1.1" style:family="table-row">
      <style:table-row-properties style:min-row-height="18.309cm"/>
    </style:style>
    <style:style style:name="Tabla1.A1" style:family="table-cell">
      <style:table-cell-properties style:vertical-align=""/>
    </style:style>
    <style:style style:name="Tabella5" style:family="table">
      <style:table-properties style:width="13.665cm" fo:margin-left="0cm" table:align="left"/>
    </style:style>
    <style:style style:name="Tabella5.A" style:family="table-column">
      <style:table-column-properties style:column-width="6.502cm"/>
    </style:style>
    <style:style style:name="Tabella5.B" style:family="table-column">
      <style:table-column-properties style:column-width="7.163cm"/>
    </style:style>
    <style:style style:name="Tabella5.1" style:family="table-row">
      <style:table-row-properties style:min-row-height="6.491cm"/>
    </style:style>
    <style:style style:name="Tabla2" style:family="table">
      <style:table-properties style:width="13.665cm" fo:margin-left="0cm" table:align="left"/>
    </style:style>
    <style:style style:name="Tabla2.A" style:family="table-column">
      <style:table-column-properties style:column-width="13.665cm"/>
    </style:style>
    <style:style style:name="Tabla2.1" style:family="table-row">
      <style:table-row-properties style:min-row-height="6.491cm"/>
    </style:style>
    <style:style style:name="Tabella6" style:family="table">
      <style:table-properties style:width="13.665cm" fo:margin-left="0cm" table:align="left"/>
    </style:style>
    <style:style style:name="Tabella6.A" style:family="table-column">
      <style:table-column-properties style:column-width="7.197cm"/>
    </style:style>
    <style:style style:name="Tabella6.B" style:family="table-column">
      <style:table-column-properties style:column-width="2.607cm"/>
    </style:style>
    <style:style style:name="Tabella6.C" style:family="table-column">
      <style:table-column-properties style:column-width="1.796cm"/>
    </style:style>
    <style:style style:name="Tabella6.D" style:family="table-column">
      <style:table-column-properties style:column-width="2.066cm"/>
    </style:style>
    <style:style style:name="Tabella6.1" style:family="table-row">
      <style:table-row-properties style:min-row-height="2.304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3.517cm" table:align="margins"/>
    </style:style>
    <style:style style:name="Tabella7.A" style:family="table-column">
      <style:table-column-properties style:column-width="4.505cm" style:rel-column-width="21845*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3.665cm" fo:margin-left="0cm" table:align="left"/>
    </style:style>
    <style:style style:name="Tabella8.A" style:family="table-column">
      <style:table-column-properties style:column-width="4.505cm"/>
    </style:style>
    <style:style style:name="Tabella8.B" style:family="table-column">
      <style:table-column-properties style:column-width="4.588cm"/>
    </style:style>
    <style:style style:name="Tabella8.C" style:family="table-column">
      <style:table-column-properties style:column-width="4.572cm"/>
    </style:style>
    <style:style style:name="Tabella8.A1" style:family="table-cell">
      <style:table-cell-properties fo:padding="0.097cm" fo:border="none"/>
    </style:style>
    <style:style style:name="P1" style:family="paragraph" style:parent-style-name="Table_20_Contents">
      <style:text-properties style:text-position="0% 100%" fo:font-size="10pt" officeooo:rsid="003509b7" officeooo:paragraph-rsid="003509b7" style:font-size-asian="10pt" style:font-size-complex="10pt"/>
    </style:style>
    <style:style style:name="P2" style:family="paragraph" style:parent-style-name="Table_20_Contents">
      <style:text-properties style:text-position="0% 100%" fo:font-size="10pt" officeooo:rsid="00357934" officeooo:paragraph-rsid="003509b7" style:font-size-asian="10pt" style:font-size-complex="10pt"/>
    </style:style>
    <style:style style:name="P3" style:family="paragraph" style:parent-style-name="Table_20_Contents">
      <style:text-properties style:text-position="0% 100%" fo:font-size="10pt" officeooo:rsid="00357934" officeooo:paragraph-rsid="00357934" style:font-size-asian="10pt" style:font-size-complex="10pt"/>
    </style:style>
    <style:style style:name="P4" style:family="paragraph" style:parent-style-name="Table_20_Contents">
      <style:text-properties fo:font-size="10pt" officeooo:paragraph-rsid="00a0bcf8" style:font-size-asian="10pt" style:font-size-complex="10pt"/>
    </style:style>
    <style:style style:name="P5" style:family="paragraph" style:parent-style-name="Table_20_Contents">
      <style:text-properties fo:font-size="10pt" officeooo:paragraph-rsid="00a815eb" style:font-size-asian="10pt" style:font-size-complex="10pt"/>
    </style:style>
    <style:style style:name="P6" style:family="paragraph" style:parent-style-name="Table_20_Contents">
      <style:text-properties style:text-position="0% 100%" fo:font-size="10pt" officeooo:rsid="0051e678" officeooo:paragraph-rsid="00a564cc" style:font-size-asian="10pt" style:font-size-complex="10pt"/>
    </style:style>
    <style:style style:name="P7" style:family="paragraph" style:parent-style-name="Table_20_Contents">
      <style:text-properties style:text-position="0% 100%" fo:font-size="10pt" officeooo:rsid="0054309c" officeooo:paragraph-rsid="006efadb" style:font-size-asian="10pt" style:font-size-complex="10pt"/>
    </style:style>
    <style:style style:name="P8" style:family="paragraph" style:parent-style-name="Table_20_Contents">
      <style:text-properties style:text-position="0% 100%" fo:font-size="10pt" officeooo:rsid="009df6b8" officeooo:paragraph-rsid="009cf04b" style:font-size-asian="10pt" style:font-size-complex="10pt"/>
    </style:style>
    <style:style style:name="P9" style:family="paragraph" style:parent-style-name="Table_20_Contents">
      <style:text-properties style:text-position="0% 100%" fo:font-size="10pt" officeooo:rsid="008ece5b" officeooo:paragraph-rsid="008ece5b" style:font-size-asian="10pt" style:font-size-complex="10pt"/>
    </style:style>
    <style:style style:name="P10" style:family="paragraph" style:parent-style-name="Table_20_Contents">
      <style:text-properties style:text-position="0% 100%" fo:font-size="10pt" officeooo:rsid="0069c82c" officeooo:paragraph-rsid="0069c82c" style:font-size-asian="10pt" style:font-size-complex="10pt"/>
    </style:style>
    <style:style style:name="P11" style:family="paragraph" style:parent-style-name="Table_20_Contents">
      <style:text-properties style:text-position="0% 100%" fo:font-size="10pt" officeooo:rsid="000a873c" officeooo:paragraph-rsid="0039b38a" style:font-size-asian="10pt" style:font-size-complex="10pt"/>
    </style:style>
    <style:style style:name="P12" style:family="paragraph" style:parent-style-name="Table_20_Contents">
      <style:text-properties style:text-position="0% 100%" fo:font-size="10pt" fo:font-weight="bold" officeooo:rsid="003bc75f" officeooo:paragraph-rsid="003bc75f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text-position="0% 100%" fo:font-size="10pt" fo:font-weight="bold" officeooo:rsid="008b8625" officeooo:paragraph-rsid="00a564cc" style:font-size-asian="8.75pt" style:font-weight-asian="bold" style:font-size-complex="10pt" style:font-weight-complex="bold"/>
    </style:style>
    <style:style style:name="P14" style:family="paragraph" style:parent-style-name="Table_20_Contents">
      <style:paragraph-properties fo:line-height="100%"/>
      <style:text-properties officeooo:paragraph-rsid="00581315"/>
    </style:style>
    <style:style style:name="P15" style:family="paragraph" style:parent-style-name="Table_20_Contents">
      <style:text-properties fo:font-size="10pt" officeooo:rsid="001bd869" officeooo:paragraph-rsid="0070f449" style:font-size-asian="8.75pt" style:font-size-complex="10pt"/>
    </style:style>
    <style:style style:name="P16" style:family="paragraph" style:parent-style-name="Table_20_Contents">
      <style:text-properties fo:font-size="10pt" officeooo:rsid="001bd869" officeooo:paragraph-rsid="0070f449" style:font-size-asian="10pt" style:font-size-complex="10pt"/>
    </style:style>
    <style:style style:name="P17" style:family="paragraph" style:parent-style-name="Table_20_Contents">
      <style:text-properties fo:font-size="6pt" officeooo:rsid="001bd869" officeooo:paragraph-rsid="0070f449" style:font-size-asian="5.25pt" style:font-size-complex="6pt"/>
    </style:style>
    <style:style style:name="P18" style:family="paragraph" style:parent-style-name="Text_20_body">
      <style:paragraph-properties fo:margin-top="0cm" fo:margin-bottom="0cm" style:contextual-spacing="false"/>
      <style:text-properties fo:font-size="10pt" officeooo:rsid="001bd869" officeooo:paragraph-rsid="00a0bcf8" style:font-size-asian="8.75pt" style:font-size-complex="10pt"/>
    </style:style>
    <style:style style:name="P19" style:family="paragraph" style:parent-style-name="Text_20_body">
      <style:text-properties fo:font-size="10pt" officeooo:rsid="001bd869" officeooo:paragraph-rsid="0070f449" style:font-size-asian="8.75pt" style:font-size-complex="10pt"/>
    </style:style>
    <style:style style:name="P20" style:family="paragraph" style:parent-style-name="Table_20_Contents">
      <style:text-properties style:font-name="Liberation Serif" fo:font-size="10pt" officeooo:paragraph-rsid="009f4f85" style:font-size-asian="8.75pt" style:font-size-complex="10pt"/>
    </style:style>
    <style:style style:name="P21" style:family="paragraph" style:parent-style-name="Table_20_Contents">
      <style:paragraph-properties fo:margin-top="0cm" fo:margin-bottom="0cm" style:contextual-spacing="false"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bold" officeooo:rsid="008b8625" officeooo:paragraph-rsid="00a815eb" fo:background-color="transparent" style:font-size-asian="8.75pt" style:font-weight-asian="bold" style:font-size-complex="10pt" style:font-weight-complex="bold"/>
    </style:style>
    <style:style style:name="P22" style:family="paragraph" style:parent-style-name="Table_20_Contents">
      <style:text-properties style:font-name="Liberation Serif" fo:font-size="6pt" fo:font-weight="bold" officeooo:rsid="003bc75f" officeooo:paragraph-rsid="00a815eb" style:font-size-asian="5.25pt" style:font-weight-asian="bold" style:font-size-complex="6pt" style:font-weight-complex="bold"/>
    </style:style>
    <style:style style:name="P23" style:family="paragraph" style:parent-style-name="Table_20_Contents">
      <style:text-properties style:font-name="Liberation Serif" fo:font-size="6pt" fo:font-weight="bold" officeooo:rsid="003635b5" officeooo:paragraph-rsid="00a815eb" style:font-size-asian="5.25pt" style:font-weight-asian="bold" style:font-size-complex="6pt" style:font-weight-complex="bold"/>
    </style:style>
    <style:style style:name="P24" style:family="paragraph" style:parent-style-name="Table_20_Contents">
      <style:text-properties style:font-name="Liberation Serif" fo:font-size="10pt" fo:font-weight="bold" officeooo:rsid="004870df" officeooo:paragraph-rsid="00a815eb" style:font-size-asian="8.75pt" style:font-weight-asian="bold" style:font-size-complex="10pt" style:font-weight-complex="bold"/>
    </style:style>
    <style:style style:name="P25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" fo:font-size="10pt" fo:font-weight="bold" officeooo:rsid="000103c7" officeooo:paragraph-rsid="00a815eb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officeooo:paragraph-rsid="00a4d28b"/>
    </style:style>
    <style:style style:name="P27" style:family="paragraph" style:parent-style-name="Table_20_Contents">
      <style:text-properties fo:color="#000000" loext:opacity="100%" style:font-name="Liberation Serif" fo:font-size="10pt" fo:font-weight="bold" officeooo:rsid="006c0338" officeooo:paragraph-rsid="00a4d28b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style:font-name="Liberation Serif" fo:font-size="10pt" fo:font-weight="bold" officeooo:rsid="00672891" officeooo:paragraph-rsid="0089004b" style:font-size-asian="8.75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0pt" officeooo:paragraph-rsid="00a815eb" style:font-size-asian="10pt" style:font-size-complex="10pt"/>
    </style:style>
    <style:style style:name="P30" style:family="paragraph" style:parent-style-name="Text_20_body">
      <style:paragraph-properties fo:margin-top="0cm" fo:margin-bottom="0cm" style:contextual-spacing="false"/>
      <style:text-properties fo:font-size="10pt" style:font-size-asian="10pt" style:font-size-complex="10pt"/>
    </style:style>
    <style:style style:name="P31" style:family="paragraph" style:parent-style-name="Text_20_body">
      <style:text-properties fo:font-size="10pt" officeooo:paragraph-rsid="00a815eb" style:font-size-asian="10pt" style:font-size-complex="10pt"/>
    </style:style>
    <style:style style:name="P32" style:family="paragraph" style:parent-style-name="Table_20_Contents">
      <style:text-properties style:font-name="Liberation Serif" fo:font-size="10pt" fo:font-weight="normal" officeooo:paragraph-rsid="006efadb" style:font-size-asian="10pt" style:font-weight-asian="normal" style:font-size-complex="10pt" style:font-weight-complex="normal"/>
    </style:style>
    <style:style style:name="P33" style:family="paragraph" style:parent-style-name="Table_20_Contents">
      <style:text-properties style:font-name="Liberation Serif" fo:font-size="10pt" fo:font-weight="normal" officeooo:paragraph-rsid="0040364f" style:font-size-asian="8.75pt" style:font-weight-asian="normal" style:font-size-complex="10pt" style:font-weight-complex="normal"/>
    </style:style>
    <style:style style:name="P34" style:family="paragraph" style:parent-style-name="Table_20_Contents">
      <style:text-properties style:font-name="Liberation Serif" fo:font-size="10pt" fo:font-weight="normal" style:font-size-asian="8.75pt" style:font-weight-asian="normal" style:font-size-complex="10pt" style:font-weight-complex="normal"/>
    </style:style>
    <style:style style:name="P35" style:family="paragraph" style:parent-style-name="Table_20_Contents">
      <style:text-properties style:font-name="Liberation Serif" fo:font-size="10pt" fo:font-weight="normal" officeooo:rsid="003bc75f" style:font-size-asian="8.75pt" style:font-weight-asian="normal" style:font-size-complex="10pt" style:font-weight-complex="normal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fo:font-size="7pt" fo:font-weight="bold" officeooo:rsid="00687f71" officeooo:paragraph-rsid="00a0bcf8" style:font-size-asian="7pt" style:font-weight-asian="bold" style:font-size-complex="7pt" style:font-weight-complex="bold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fo:font-size="7pt" fo:font-weight="bold" officeooo:paragraph-rsid="00a0bcf8" style:font-size-asian="7pt" style:font-weight-asian="bold" style:font-size-complex="7pt" style:font-weight-complex="bold"/>
    </style:style>
    <style:style style:name="P38" style:family="paragraph" style:parent-style-name="Standard">
      <style:text-properties fo:font-size="6pt" officeooo:rsid="00199544" officeooo:paragraph-rsid="003257ec" style:font-size-asian="5.25pt" style:font-size-complex="6pt"/>
    </style:style>
    <style:style style:name="P39" style:family="paragraph" style:parent-style-name="Table_20_Contents">
      <style:paragraph-properties fo:text-align="center" style:justify-single-word="false"/>
      <style:text-properties fo:font-size="6pt" officeooo:rsid="00074357" officeooo:paragraph-rsid="00074357" style:font-size-asian="5.25pt" style:font-size-complex="6pt"/>
    </style:style>
    <style:style style:name="P40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8pt" officeooo:paragraph-rsid="006efadb" style:font-size-asian="8pt" style:font-size-complex="8pt"/>
    </style:style>
    <style:style style:name="P41" style:family="paragraph" style:parent-style-name="Text_20_body">
      <style:paragraph-properties fo:margin-top="0cm" fo:margin-bottom="0cm" style:contextual-spacing="false" fo:line-height="100%"/>
      <style:text-properties fo:font-size="8pt" officeooo:paragraph-rsid="00a0bcf8" style:font-size-asian="8pt" style:font-size-complex="8pt"/>
    </style:style>
    <style:style style:name="P42" style:family="paragraph" style:parent-style-name="Text_20_body">
      <style:paragraph-properties fo:margin-top="0cm" fo:margin-bottom="0cm" style:contextual-spacing="false" fo:line-height="100%"/>
      <style:text-properties fo:font-size="8pt" style:font-size-asian="8pt" style:font-size-complex="8pt"/>
    </style:style>
    <style:style style:name="P43" style:family="paragraph" style:parent-style-name="Table_20_Contents">
      <style:paragraph-properties fo:line-height="100%" fo:text-align="start" style:justify-single-word="false"/>
      <style:text-properties fo:font-size="8pt" officeooo:paragraph-rsid="006efadb" style:font-size-asian="8pt" style:font-size-complex="8pt"/>
    </style:style>
    <style:style style:name="P44" style:family="paragraph" style:parent-style-name="Table_20_Contents">
      <style:paragraph-properties fo:line-height="100%" fo:text-align="start" style:justify-single-word="false"/>
      <style:text-properties style:font-name="Liberation Serif" fo:font-size="8pt" officeooo:rsid="001cdf21" officeooo:paragraph-rsid="00a47318" style:font-size-asian="8pt" style:font-size-complex="8pt"/>
    </style:style>
    <style:style style:name="P45" style:family="paragraph" style:parent-style-name="Table_20_Contents">
      <style:paragraph-properties fo:margin-left="0cm" fo:margin-right="0cm" fo:text-indent="0cm" style:auto-text-indent="false"/>
      <style:text-properties fo:font-size="8pt" officeooo:paragraph-rsid="00a47318" style:font-size-asian="8pt" style:font-size-complex="8pt"/>
    </style:style>
    <style:style style:name="P46" style:family="paragraph" style:parent-style-name="Standard">
      <style:text-properties fo:font-size="8pt" officeooo:paragraph-rsid="00a47318" style:font-size-asian="8pt" style:font-size-complex="8pt"/>
    </style:style>
    <style:style style:name="P47" style:family="paragraph" style:parent-style-name="Standard">
      <style:text-properties fo:color="#000000" loext:opacity="100%" fo:font-size="8pt" officeooo:paragraph-rsid="00a47318" style:font-size-asian="8pt" style:font-size-complex="8pt"/>
    </style:style>
    <style:style style:name="P48" style:family="paragraph" style:parent-style-name="Table_20_Contents">
      <style:paragraph-properties fo:margin-left="0cm" fo:margin-right="0cm" fo:text-indent="0cm" style:auto-text-indent="false"/>
      <style:text-properties fo:color="#000000" loext:opacity="100%" fo:font-size="8pt" officeooo:paragraph-rsid="00a47318" style:font-size-asian="8pt" style:font-size-complex="8pt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fo:font-size="8pt" officeooo:rsid="00973a9e" officeooo:paragraph-rsid="00a47318" style:font-size-asian="8pt" style:font-size-complex="8pt"/>
    </style:style>
    <style:style style:name="P50" style:family="paragraph" style:parent-style-name="Standard">
      <style:text-properties officeooo:paragraph-rsid="00a47318"/>
    </style:style>
    <style:style style:name="P51" style:family="paragraph" style:parent-style-name="Table_20_Contents">
      <style:paragraph-properties fo:text-align="start" style:justify-single-word="false"/>
      <style:text-properties officeooo:rsid="00074357" officeooo:paragraph-rsid="00074357"/>
    </style:style>
    <style:style style:name="P52" style:family="paragraph" style:parent-style-name="Table_20_Contents">
      <style:paragraph-properties fo:text-align="center" style:justify-single-word="false"/>
      <style:text-properties fo:font-size="6pt" officeooo:rsid="00074357" officeooo:paragraph-rsid="00074357" style:font-size-asian="6pt" style:font-size-complex="6pt"/>
    </style:style>
    <style:style style:name="P53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8pt" officeooo:paragraph-rsid="00a0bcf8" style:font-size-asian="8pt" style:font-size-complex="8pt"/>
    </style:style>
    <style:style style:name="P5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color="#000000" loext:opacity="100%" style:text-position="0% 100%" style:font-name="Liberation Serif" fo:font-size="8pt" officeooo:rsid="000aeb6e" officeooo:paragraph-rsid="00a0bcf8" style:font-size-asian="8pt" style:font-size-complex="8pt"/>
    </style:style>
    <style:style style:name="P55" style:family="paragraph" style:parent-style-name="Table_20_Contents">
      <style:text-properties officeooo:paragraph-rsid="00a47318"/>
    </style:style>
    <style:style style:name="P56" style:family="paragraph" style:parent-style-name="Table_20_Contents">
      <style:paragraph-properties fo:line-height="100%" fo:text-align="start" style:justify-single-word="false"/>
      <style:text-properties style:font-name="Liberation Serif" fo:font-size="8pt" officeooo:rsid="000f6823" officeooo:paragraph-rsid="00a47318" style:font-size-asian="8pt" style:font-size-complex="8pt"/>
    </style:style>
    <style:style style:name="P57" style:family="paragraph" style:parent-style-name="Table_20_Contents">
      <style:paragraph-properties fo:line-height="100%" fo:text-align="start" style:justify-single-word="false"/>
      <style:text-properties fo:font-size="8pt" officeooo:rsid="00987dda" officeooo:paragraph-rsid="00a47318" style:font-size-asian="8pt" style:font-size-complex="8pt"/>
    </style:style>
    <style:style style:name="P58" style:family="paragraph" style:parent-style-name="Table_20_Contents">
      <style:paragraph-properties fo:line-height="100%" fo:text-align="start" style:justify-single-word="false"/>
      <style:text-properties style:font-name="Liberation Serif" fo:font-size="8pt" officeooo:rsid="00957f99" officeooo:paragraph-rsid="00a47318" style:font-size-asian="8pt" style:font-size-complex="8pt"/>
    </style:style>
    <style:style style:name="P59" style:family="paragraph" style:parent-style-name="Table_20_Contents">
      <style:paragraph-properties fo:line-height="100%" fo:text-align="start" style:justify-single-word="false"/>
      <style:text-properties style:font-name="Liberation Serif" fo:font-size="8pt" officeooo:rsid="00987dda" officeooo:paragraph-rsid="00a47318" style:font-size-asian="8pt" style:font-size-complex="8pt"/>
    </style:style>
    <style:style style:name="P60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8pt" fo:letter-spacing="normal" fo:font-style="normal" fo:font-weight="normal" officeooo:rsid="008cf68e" officeooo:paragraph-rsid="00a47318" style:font-size-asian="8pt" style:font-size-complex="8pt"/>
    </style:style>
    <style:style style:name="P61" style:family="paragraph" style:parent-style-name="Table_20_Contents">
      <style:paragraph-properties fo:line-height="100%" fo:text-align="start" style:justify-single-word="false"/>
      <style:text-properties style:font-name="Liberation Serif" fo:font-size="8pt" officeooo:rsid="006f6fb4" officeooo:paragraph-rsid="00a47318" style:font-size-asian="8pt" style:font-size-complex="8pt"/>
    </style:style>
    <style:style style:name="P62" style:family="paragraph" style:parent-style-name="Table_20_Contents">
      <style:paragraph-properties fo:line-height="100%" fo:text-align="start" style:justify-single-word="false"/>
      <style:text-properties style:font-name="Liberation Serif" fo:font-size="8pt" officeooo:rsid="001c3998" officeooo:paragraph-rsid="00a47318" style:font-size-asian="8pt" style:font-size-complex="8pt"/>
    </style:style>
    <style:style style:name="P63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8pt" fo:letter-spacing="normal" fo:font-style="normal" officeooo:rsid="008cf68e" officeooo:paragraph-rsid="00a47318" style:font-size-asian="8pt" style:font-size-complex="8pt"/>
    </style:style>
    <style:style style:name="P64" style:family="paragraph" style:parent-style-name="Table_20_Contents">
      <style:paragraph-properties fo:line-height="100%" fo:text-align="start" style:justify-single-word="false"/>
      <style:text-properties style:font-name="Liberation Serif" fo:font-size="8pt" officeooo:rsid="002cf859" officeooo:paragraph-rsid="00a47318" style:font-size-asian="8pt" style:font-size-complex="8pt"/>
    </style:style>
    <style:style style:name="P65" style:family="paragraph" style:parent-style-name="Table_20_Contents">
      <style:paragraph-properties fo:line-height="100%" fo:text-align="start" style:justify-single-word="false"/>
      <style:text-properties style:font-name="Liberation Serif" fo:font-size="8pt" officeooo:rsid="0079bb34" officeooo:paragraph-rsid="00a47318" style:font-size-asian="8pt" style:font-size-complex="8pt"/>
    </style:style>
    <style:style style:name="P66" style:family="paragraph" style:parent-style-name="Table_20_Contents">
      <style:paragraph-properties fo:line-height="100%" fo:text-align="start" style:justify-single-word="false"/>
      <style:text-properties style:font-name="Liberation Serif" fo:font-size="8pt" officeooo:rsid="008cf68e" officeooo:paragraph-rsid="00a47318" style:font-size-asian="8pt" style:font-size-complex="8pt"/>
    </style:style>
    <style:style style:name="P67" style:family="paragraph" style:parent-style-name="Table_20_Contents">
      <style:paragraph-properties fo:line-height="100%" fo:text-align="start" style:justify-single-word="false"/>
      <style:text-properties officeooo:paragraph-rsid="00a47318"/>
    </style:style>
    <style:style style:name="P68" style:family="paragraph" style:parent-style-name="Table_20_Contents">
      <style:paragraph-properties fo:line-height="100%" fo:text-align="start" style:justify-single-word="false"/>
      <style:text-properties style:font-name="Liberation Serif" fo:font-size="8pt" officeooo:rsid="00673e8c" officeooo:paragraph-rsid="00a47318" style:font-size-asian="8pt" style:font-size-complex="8pt"/>
    </style:style>
    <style:style style:name="P69" style:family="paragraph" style:parent-style-name="Table_20_Contents">
      <style:paragraph-properties fo:line-height="100%" fo:text-align="start" style:justify-single-word="false"/>
      <style:text-properties style:font-name="Liberation Serif" fo:font-size="8pt" officeooo:rsid="00668fe4" officeooo:paragraph-rsid="00a47318" style:font-size-asian="8pt" style:font-size-complex="8pt"/>
    </style:style>
    <style:style style:name="P70" style:family="paragraph" style:parent-style-name="Standard">
      <style:paragraph-properties fo:line-height="100%" fo:text-align="start" style:justify-single-word="false"/>
      <style:text-properties officeooo:rsid="008cf68e" officeooo:paragraph-rsid="00a47318"/>
    </style:style>
    <style:style style:name="P71" style:family="paragraph" style:parent-style-name="Table_20_Contents">
      <style:paragraph-properties fo:text-align="center" style:justify-single-word="false"/>
      <style:text-properties fo:font-size="8pt" officeooo:rsid="000b2db7" officeooo:paragraph-rsid="0025eb9b" style:font-size-asian="8pt" style:font-size-complex="8pt"/>
    </style:style>
    <style:style style:name="P72" style:family="paragraph" style:parent-style-name="Table_20_Contents">
      <style:paragraph-properties fo:text-align="center" style:justify-single-word="false"/>
      <style:text-properties fo:font-size="8pt" officeooo:paragraph-rsid="0025eb9b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style:text-position="0% 100%" fo:font-size="8pt" officeooo:rsid="000b2db7" officeooo:paragraph-rsid="0025eb9b" style:font-size-asian="8pt" style:font-size-complex="8pt"/>
    </style:style>
    <style:style style:name="P74" style:family="paragraph" style:parent-style-name="Table_20_Contents">
      <style:paragraph-properties fo:text-align="center" style:justify-single-word="false"/>
      <style:text-properties officeooo:rsid="008ee9eb" officeooo:paragraph-rsid="00a47318"/>
    </style:style>
    <style:style style:name="P75" style:family="paragraph" style:parent-style-name="Table_20_Contents">
      <style:paragraph-properties fo:text-align="center" style:justify-single-word="false"/>
      <style:text-properties fo:font-size="8pt" officeooo:rsid="008ee9eb" officeooo:paragraph-rsid="00a47318" style:font-size-asian="8pt" style:font-size-complex="8pt"/>
    </style:style>
    <style:style style:name="P76" style:family="paragraph" style:parent-style-name="Table_20_Contents">
      <style:paragraph-properties fo:text-align="center" style:justify-single-word="false"/>
      <style:text-properties fo:font-size="8pt" officeooo:rsid="000b2db7" officeooo:paragraph-rsid="00a47318" style:font-size-asian="8pt" style:font-size-complex="8pt"/>
    </style:style>
    <style:style style:name="P77" style:family="paragraph" style:parent-style-name="Table_20_Contents">
      <style:paragraph-properties fo:text-align="center" style:justify-single-word="false"/>
      <style:text-properties fo:font-size="8pt" officeooo:rsid="000b2db7" officeooo:paragraph-rsid="000b2db7" style:font-size-asian="8pt" style:font-size-complex="8pt"/>
    </style:style>
    <style:style style:name="P7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79" style:family="paragraph" style:parent-style-name="Table_20_Contents">
      <style:paragraph-properties fo:line-height="150%" fo:text-align="start" style:justify-single-word="false"/>
      <style:text-properties officeooo:paragraph-rsid="00a47318"/>
    </style:style>
    <style:style style:name="P80" style:family="paragraph" style:parent-style-name="Table_20_Contents">
      <style:paragraph-properties fo:line-height="100%"/>
      <style:text-properties officeooo:paragraph-rsid="00a0bcf8"/>
    </style:style>
    <style:style style:name="P81" style:family="paragraph" style:parent-style-name="Table_20_Contents">
      <style:paragraph-properties fo:line-height="100%"/>
      <style:text-properties fo:font-size="8pt" officeooo:rsid="000dbb3d" officeooo:paragraph-rsid="006efadb" style:font-size-asian="8pt" style:font-size-complex="8pt"/>
    </style:style>
    <style:style style:name="P82" style:family="paragraph" style:parent-style-name="Table_20_Contents">
      <style:paragraph-properties fo:text-align="center" style:justify-single-word="false"/>
      <style:text-properties fo:font-size="8pt" officeooo:rsid="000cf61d" officeooo:paragraph-rsid="009cf04b" style:font-size-asian="8pt" style:font-size-complex="8pt"/>
    </style:style>
    <style:style style:name="P83" style:family="paragraph" style:parent-style-name="Table_20_Contents">
      <style:paragraph-properties fo:text-align="center" style:justify-single-word="false"/>
      <style:text-properties style:text-position="0% 100%" fo:font-size="8pt" officeooo:rsid="009187f2" officeooo:paragraph-rsid="00a47318" style:font-size-asian="8pt" style:font-size-complex="8pt"/>
    </style:style>
    <style:style style:name="P84" style:family="paragraph" style:parent-style-name="Table_20_Contents">
      <style:paragraph-properties fo:text-align="center" style:justify-single-word="false"/>
      <style:text-properties fo:font-size="8pt" officeooo:rsid="000cf61d" officeooo:paragraph-rsid="006efadb" style:font-size-asian="8pt" style:font-size-complex="8pt"/>
    </style:style>
    <style:style style:name="P85" style:family="paragraph" style:parent-style-name="Table_20_Contents">
      <style:paragraph-properties fo:text-align="center" style:justify-single-word="false"/>
      <style:text-properties fo:font-size="8pt" officeooo:rsid="009187f2" officeooo:paragraph-rsid="00a47318" style:font-size-asian="8pt" style:font-size-complex="8pt"/>
    </style:style>
    <style:style style:name="P86" style:family="paragraph" style:parent-style-name="Table_20_Contents">
      <style:paragraph-properties fo:line-height="100%" fo:text-align="start" style:justify-single-word="false"/>
      <style:text-properties style:text-position="0% 100%" fo:font-size="6pt" officeooo:rsid="0088604c" officeooo:paragraph-rsid="0088604c" style:font-size-asian="5.25pt" style:font-size-complex="6pt"/>
    </style:style>
    <style:style style:name="P87" style:family="paragraph" style:parent-style-name="Table_20_Contents">
      <style:paragraph-properties fo:line-height="100%" fo:text-align="start" style:justify-single-word="false"/>
      <style:text-properties officeooo:paragraph-rsid="006efadb"/>
    </style:style>
    <style:style style:name="P88" style:family="paragraph" style:parent-style-name="Text_20_body">
      <style:paragraph-properties fo:margin-top="0cm" fo:margin-bottom="0cm" style:contextual-spacing="false" fo:line-height="100%"/>
      <style:text-properties style:font-name="Liberation Serif" fo:font-size="8pt" fo:font-weight="normal" officeooo:rsid="0047fd6f" officeooo:paragraph-rsid="006efadb" style:font-size-asian="8pt" style:font-weight-asian="normal" style:font-size-complex="8pt" style:font-weight-complex="normal"/>
    </style:style>
    <style:style style:name="P89" style:family="paragraph" style:parent-style-name="Standard">
      <style:paragraph-properties fo:text-align="center" style:justify-single-word="false"/>
      <style:text-properties fo:font-size="8pt" officeooo:rsid="009187f2" officeooo:paragraph-rsid="00a47318" style:font-size-asian="8pt" style:font-size-complex="8pt"/>
    </style:style>
    <style:style style:name="P90" style:family="paragraph" style:parent-style-name="Standard">
      <style:paragraph-properties fo:text-align="center" style:justify-single-word="false"/>
      <style:text-properties fo:font-size="8pt" officeooo:rsid="00369424" officeooo:paragraph-rsid="00a47318" style:font-size-asian="8pt" style:font-size-complex="8pt"/>
    </style:style>
    <style:style style:name="P91" style:family="paragraph" style:parent-style-name="Table_20_Contents">
      <style:paragraph-properties fo:text-align="center" style:justify-single-word="false"/>
      <style:text-properties fo:font-size="8pt" officeooo:rsid="000cf61d" officeooo:paragraph-rsid="00a0bcf8" style:font-size-asian="8pt" style:font-size-complex="8pt"/>
    </style:style>
    <style:style style:name="P92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officeooo:paragraph-rsid="006efadb"/>
    </style:style>
    <style:style style:name="P93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officeooo:paragraph-rsid="00a0bcf8"/>
    </style:style>
    <style:style style:name="P94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officeooo:paragraph-rsid="00a0bcf8"/>
    </style:style>
    <style:style style:name="P9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</style:style>
    <style:style style:name="T1" style:family="text">
      <style:text-properties style:text-position="0% 100%" officeooo:rsid="00357934"/>
    </style:style>
    <style:style style:name="T2" style:family="text">
      <style:text-properties style:text-position="0% 100%" officeooo:rsid="003bc75f"/>
    </style:style>
    <style:style style:name="T3" style:family="text">
      <style:text-properties style:text-position="0% 100%" officeooo:rsid="00395508"/>
    </style:style>
    <style:style style:name="T4" style:family="text">
      <style:text-properties style:text-position="0% 100%" officeooo:rsid="0039b38a"/>
    </style:style>
    <style:style style:name="T5" style:family="text">
      <style:text-properties officeooo:rsid="00a0bcf8"/>
    </style:style>
    <style:style style:name="T6" style:family="text">
      <style:text-properties style:text-position="0% 100%" fo:font-weight="normal" officeooo:rsid="003bc75f" style:font-weight-asian="normal" style:font-weight-complex="normal"/>
    </style:style>
    <style:style style:name="T7" style:family="text">
      <style:text-properties style:text-position="0% 100%" fo:font-weight="normal" officeooo:rsid="00199544" style:font-weight-asian="normal" style:font-weight-complex="normal"/>
    </style:style>
    <style:style style:name="T8" style:family="text">
      <style:text-properties fo:font-family="'Linux Biolinum G'" style:font-pitch="variable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variant="normal" fo:text-transform="none" fo:color="#222222" loext:opacity="100%" style:font-name="Liberation Serif" fo:font-size="13pt" fo:letter-spacing="normal" fo:font-style="normal" fo:font-weight="bold" officeooo:rsid="0093894e" style:font-size-asian="13pt" style:font-weight-asian="bold" style:font-size-complex="13pt" style:font-weight-complex="bold"/>
    </style:style>
    <style:style style:name="T10" style:family="text">
      <style:text-properties fo:font-variant="normal" fo:text-transform="none" fo:color="#222222" loext:opacity="100%" style:font-name="Liberation Serif" fo:font-size="13pt" fo:letter-spacing="normal" fo:font-style="normal" fo:font-weight="bold" officeooo:rsid="0054309c" style:font-size-asian="13pt" style:font-weight-asian="bold" style:font-size-complex="13pt" style:font-weight-complex="bold"/>
    </style:style>
    <style:style style:name="T11" style:family="text">
      <style:text-properties fo:font-variant="normal" fo:text-transform="none" fo:color="#222222" loext:opacity="100%" style:font-name="Liberation Serif" fo:font-size="10pt" fo:letter-spacing="normal" fo:font-style="normal" fo:font-weight="bold" officeooo:rsid="00581315" style:font-size-asian="10pt" style:font-weight-asian="bold" style:font-size-complex="10pt" style:font-weight-complex="bold"/>
    </style:style>
    <style:style style:name="T12" style:family="text">
      <style:text-properties officeooo:rsid="0071da7d"/>
    </style:style>
    <style:style style:name="T13" style:family="text">
      <style:text-properties officeooo:rsid="001bd869"/>
    </style:style>
    <style:style style:name="T14" style:family="text">
      <style:text-properties fo:font-variant="normal" fo:text-transform="none" fo:color="#000000" loext:opacity="100%" fo:letter-spacing="normal" fo:font-style="normal" officeooo:rsid="008b8625" fo:background-color="transparent" loext:char-shading-value="0" style:font-size-asian="8.75pt"/>
    </style:style>
    <style:style style:name="T15" style:family="text">
      <style:text-properties fo:color="#000000" loext:opacity="100%" fo:background-color="transparent" loext:char-shading-value="0"/>
    </style:style>
    <style:style style:name="T16" style:family="text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T17" style:family="text">
      <style:text-properties style:font-name="Liberation Serif" fo:font-size="9pt" fo:font-weight="bold" officeooo:rsid="003bc75f" style:font-size-asian="9pt" style:font-weight-asian="bold" style:font-size-complex="9pt" style:font-weight-complex="bold"/>
    </style:style>
    <style:style style:name="T18" style:family="text">
      <style:text-properties style:font-name="Liberation Serif" fo:font-size="10pt" fo:font-weight="bold" officeooo:rsid="003bc75f" style:font-size-asian="10pt" style:font-weight-asian="bold" style:font-size-complex="10pt" style:font-weight-complex="bold"/>
    </style:style>
    <style:style style:name="T19" style:family="text">
      <style:text-properties style:font-name="Liberation Serif" fo:font-size="10pt" fo:font-weight="bold" officeooo:rsid="0034ed9b" style:font-size-asian="10pt" style:font-weight-asian="bold" style:font-size-complex="10pt" style:font-weight-complex="bold"/>
    </style:style>
    <style:style style:name="T20" style:family="text">
      <style:text-properties style:font-name="Liberation Serif" fo:font-size="10pt" fo:font-weight="bold" officeooo:rsid="009c24eb" style:font-size-asian="10pt" style:font-weight-asian="bold" style:font-size-complex="10pt" style:font-weight-complex="bold"/>
    </style:style>
    <style:style style:name="T21" style:family="text">
      <style:text-properties style:font-name="Liberation Serif" fo:font-size="10pt" fo:font-weight="bold" officeooo:rsid="000103c7" style:font-size-asian="10pt" style:font-weight-asian="bold" style:font-size-complex="10pt" style:font-weight-complex="bold"/>
    </style:style>
    <style:style style:name="T22" style:family="text">
      <style:text-properties style:font-name="Liberation Serif" fo:font-size="10pt" fo:font-weight="bold" officeooo:rsid="008b8625" style:font-size-asian="8.75pt" style:font-weight-asian="bold" style:font-size-complex="10pt" style:font-weight-complex="bold"/>
    </style:style>
    <style:style style:name="T23" style:family="text">
      <style:text-properties style:font-name="Liberation Serif" fo:font-size="10pt" fo:font-weight="bold" officeooo:rsid="00392caa" style:font-size-asian="10pt" style:font-weight-asian="bold" style:font-size-complex="10pt" style:font-weight-complex="bold"/>
    </style:style>
    <style:style style:name="T24" style:family="text">
      <style:text-properties style:font-name="Liberation Serif" fo:font-size="10pt" fo:font-weight="bold" officeooo:rsid="0058ae99" style:font-size-asian="10pt" style:font-weight-asian="bold" style:font-size-complex="10pt" style:font-weight-complex="bold"/>
    </style:style>
    <style:style style:name="T25" style:family="text">
      <style:text-properties fo:font-weight="normal" officeooo:rsid="003bc75f" style:font-weight-asian="normal" style:font-weight-complex="normal"/>
    </style:style>
    <style:style style:name="T26" style:family="text">
      <style:text-properties fo:font-weight="bold" officeooo:rsid="003bc75f" style:font-weight-asian="bold" style:font-weight-complex="bold"/>
    </style:style>
    <style:style style:name="T27" style:family="text">
      <style:text-properties style:font-name="Liberation Serif" fo:font-weight="bold" officeooo:rsid="008b8625" style:font-size-asian="8.75pt" style:font-weight-asian="bold" style:font-weight-complex="bold"/>
    </style:style>
    <style:style style:name="T28" style:family="text">
      <style:text-properties fo:font-weight="bold" officeooo:rsid="008b8625" style:font-weight-asian="bold" style:font-weight-complex="bold"/>
    </style:style>
    <style:style style:name="T29" style:family="text">
      <style:text-properties style:font-name="Liberation Serif" fo:font-size="10pt" fo:font-weight="normal" officeooo:rsid="003bc75f" style:font-size-asian="8.75pt" style:font-weight-asian="normal" style:font-size-complex="10pt" style:font-weight-complex="normal"/>
    </style:style>
    <style:style style:name="T30" style:family="text">
      <style:text-properties style:font-name="Liberation Serif" fo:font-size="10pt" fo:font-weight="normal" officeooo:rsid="0054309c" style:font-size-asian="8.75pt" style:font-weight-asian="normal" style:font-size-complex="10pt" style:font-weight-complex="normal"/>
    </style:style>
    <style:style style:name="T31" style:family="text">
      <style:text-properties style:font-name="Liberation Serif" fo:font-size="10pt" fo:font-weight="normal" officeooo:rsid="006efadb" style:font-size-asian="8.75pt" style:font-weight-asian="normal" style:font-size-complex="10pt" style:font-weight-complex="normal"/>
    </style:style>
    <style:style style:name="T32" style:family="text">
      <style:text-properties officeooo:rsid="00687f71"/>
    </style:style>
    <style:style style:name="T33" style:family="text">
      <style:text-properties officeooo:rsid="00a3be3e"/>
    </style:style>
    <style:style style:name="T34" style:family="text">
      <style:text-properties fo:color="#000000" loext:opacity="100%" fo:font-size="8pt" style:font-size-asian="8pt" style:font-size-complex="8pt"/>
    </style:style>
    <style:style style:name="T35" style:family="text">
      <style:text-properties fo:color="#000000" loext:opacity="100%"/>
    </style:style>
    <style:style style:name="T36" style:family="text">
      <style:text-properties fo:color="#000000" loext:opacity="100%" style:text-position="0% 100%" style:font-name="Liberation Serif" officeooo:rsid="00a0bcf8"/>
    </style:style>
    <style:style style:name="T37" style:family="text">
      <style:text-properties fo:color="#000000" loext:opacity="100%" style:text-position="0% 100%" style:font-name="Liberation Serif" officeooo:rsid="000aeb6e"/>
    </style:style>
    <style:style style:name="T38" style:family="text">
      <style:text-properties style:font-name="Liberation Serif" fo:font-size="8pt" officeooo:rsid="007637ce" style:font-size-asian="8pt" style:font-size-complex="8pt"/>
    </style:style>
    <style:style style:name="T39" style:family="text">
      <style:text-properties style:font-name="Liberation Serif" fo:font-size="8pt" style:font-size-asian="8pt" style:font-size-complex="8pt"/>
    </style:style>
    <style:style style:name="T40" style:family="text">
      <style:text-properties officeooo:rsid="00987dda"/>
    </style:style>
    <style:style style:name="T41" style:family="text">
      <style:text-properties fo:font-variant="normal" fo:text-transform="none" fo:color="#000000" loext:opacity="100%" fo:letter-spacing="normal" fo:font-style="normal" fo:font-weight="normal" officeooo:rsid="008cf68e"/>
    </style:style>
    <style:style style:name="T42" style:family="text">
      <style:text-properties fo:font-variant="normal" fo:text-transform="none" fo:color="#000000" loext:opacity="100%" fo:letter-spacing="normal" fo:font-style="normal" fo:font-weight="normal"/>
    </style:style>
    <style:style style:name="T43" style:family="text">
      <style:text-properties officeooo:rsid="00995fea"/>
    </style:style>
    <style:style style:name="T44" style:family="text">
      <style:text-properties style:font-name="Liberation Serif" fo:font-size="8pt" officeooo:rsid="008cf68e" style:font-size-asian="8pt" style:font-size-complex="8pt"/>
    </style:style>
    <style:style style:name="T45" style:family="text">
      <style:text-properties style:font-name="Liberation Serif" fo:font-size="8pt" officeooo:rsid="00995fea" style:font-size-asian="8pt" style:font-size-complex="8pt"/>
    </style:style>
    <style:style style:name="T46" style:family="text">
      <style:text-properties officeooo:rsid="008cf68e"/>
    </style:style>
    <style:style style:name="T47" style:family="text">
      <style:text-properties style:text-position="0% 100%" style:font-name="Liberation Serif" fo:font-size="8pt" officeooo:rsid="0086279b" style:font-size-asian="8pt" style:font-size-complex="8pt" loext:padding="0cm" loext:border="none"/>
    </style:style>
    <style:style style:name="T48" style:family="text">
      <style:text-properties style:text-position="0% 100%" style:font-name="Liberation Serif" fo:font-size="8pt" style:font-size-asian="8pt" style:font-size-complex="8pt" loext:padding="0cm" loext:border="none"/>
    </style:style>
    <style:style style:name="T49" style:family="text">
      <style:text-properties style:text-position="0% 100%" style:font-name="Liberation Serif" fo:font-size="8pt" officeooo:rsid="00995fea" style:font-size-asian="8pt" style:font-size-complex="8pt" loext:padding="0cm" loext:border="none"/>
    </style:style>
    <style:style style:name="T50" style:family="text">
      <style:text-properties officeooo:rsid="0025eb9b"/>
    </style:style>
    <style:style style:name="T51" style:family="text">
      <style:text-properties officeooo:rsid="000b2db7"/>
    </style:style>
    <style:style style:name="T52" style:family="text">
      <style:text-properties style:text-position="sub 58%" officeooo:rsid="000b2db7"/>
    </style:style>
    <style:style style:name="T53" style:family="text">
      <style:text-properties style:text-position="0% 100%" officeooo:rsid="0025eb9b"/>
    </style:style>
    <style:style style:name="T54" style:family="text">
      <style:text-properties style:text-position="0% 100%" officeooo:rsid="000b2db7"/>
    </style:style>
    <style:style style:name="T55" style:family="text">
      <style:text-properties style:text-position="sub 58%"/>
    </style:style>
    <style:style style:name="T56" style:family="text">
      <style:text-properties fo:font-size="8pt" officeooo:rsid="0086bb75" style:font-size-asian="8pt" style:font-size-complex="8pt"/>
    </style:style>
    <style:style style:name="T57" style:family="text">
      <style:text-properties fo:font-size="8pt" style:font-size-asian="8pt" style:font-size-complex="8pt"/>
    </style:style>
    <style:style style:name="T58" style:family="text">
      <style:text-properties fo:font-size="8pt" officeooo:rsid="00995fea" style:font-size-asian="8pt" style:font-size-complex="8pt"/>
    </style:style>
    <style:style style:name="T59" style:family="text">
      <style:text-properties fo:font-size="8pt" officeooo:rsid="00428fd7" fo:background-color="transparent" loext:char-shading-value="0" style:font-size-asian="8pt" style:font-size-complex="8pt"/>
    </style:style>
    <style:style style:name="T60" style:family="text">
      <style:text-properties fo:font-size="8pt" officeooo:rsid="0071da7d" fo:background-color="transparent" loext:char-shading-value="0" style:font-size-asian="8pt" style:font-size-complex="8pt"/>
    </style:style>
    <style:style style:name="T61" style:family="text">
      <style:text-properties fo:font-size="8pt" officeooo:rsid="008ee9eb" fo:background-color="transparent" loext:char-shading-value="0" style:font-size-asian="8pt" style:font-size-complex="8pt"/>
    </style:style>
    <style:style style:name="T62" style:family="text">
      <style:text-properties fo:font-size="8pt" officeooo:rsid="0099738a" fo:background-color="transparent" loext:char-shading-value="0" style:font-size-asian="8pt" style:font-size-complex="8pt"/>
    </style:style>
    <style:style style:name="T63" style:family="text">
      <style:text-properties style:text-position="0% 100%" fo:font-size="8pt" officeooo:rsid="000cf61d" fo:background-color="transparent" loext:char-shading-value="0" style:font-size-asian="8pt" style:font-size-complex="8pt"/>
    </style:style>
    <style:style style:name="T64" style:family="text">
      <style:text-properties style:text-position="0% 100%" fo:font-size="8pt" officeooo:rsid="002c4f73" fo:background-color="transparent" loext:char-shading-value="0" style:font-size-asian="8pt" style:font-size-complex="8pt"/>
    </style:style>
    <style:style style:name="T65" style:family="text">
      <style:text-properties style:text-position="0% 100%" fo:font-size="8pt" fo:background-color="transparent" loext:char-shading-value="0" style:font-size-asian="8pt" style:font-size-complex="8pt"/>
    </style:style>
    <style:style style:name="T66" style:family="text">
      <style:text-properties style:text-position="0% 100%" fo:font-size="8pt" officeooo:rsid="000cf61d" style:font-size-asian="8pt" style:font-size-complex="8pt"/>
    </style:style>
    <style:style style:name="T67" style:family="text">
      <style:text-properties style:text-position="0% 100%"/>
    </style:style>
    <style:style style:name="T68" style:family="text">
      <style:text-properties style:text-position="0% 100%" fo:font-size="8pt" officeooo:rsid="000b2db7" style:font-size-asian="8pt" style:font-size-complex="8pt"/>
    </style:style>
    <style:style style:name="T69" style:family="text">
      <style:text-properties style:text-position="0% 100%" fo:font-family="'Liberation Serif'" style:font-family-generic="roman" fo:font-size="8pt" officeooo:rsid="004b82ae" fo:background-color="transparent" loext:char-shading-value="0" style:font-size-asian="8pt" style:font-size-complex="8pt"/>
    </style:style>
    <style:style style:name="T70" style:family="text">
      <style:text-properties style:text-position="0% 100%" fo:font-size="8pt" officeooo:rsid="004b82ae" style:font-size-asian="8pt" style:font-size-complex="8pt"/>
    </style:style>
    <style:style style:name="T71" style:family="text">
      <style:text-properties style:text-position="0% 100%" fo:font-family="'Liberation Serif'" style:font-family-generic="roman" fo:font-size="8pt" officeooo:rsid="007247c5" fo:background-color="transparent" loext:char-shading-value="0" style:font-size-asian="8pt" style:font-size-complex="8pt"/>
    </style:style>
    <style:style style:name="T72" style:family="text">
      <style:text-properties style:text-position="0% 100%" fo:font-family="'Liberation Serif'" style:font-family-generic="roman" fo:font-size="8pt" officeooo:rsid="004b82ae" fo:background-color="#ffffff" loext:char-shading-value="0" style:font-size-asian="8pt" style:font-size-complex="8pt"/>
    </style:style>
    <style:style style:name="T73" style:family="text">
      <style:text-properties fo:font-size="8pt" officeooo:rsid="004b82ae" fo:background-color="#ffffff" loext:char-shading-value="0" style:font-size-asian="8pt" style:font-size-complex="8pt"/>
    </style:style>
    <style:style style:name="T74" style:family="text">
      <style:text-properties style:text-position="0% 100%" fo:font-family="'Liberation Serif'" style:font-family-generic="roman" fo:font-size="8pt" officeooo:rsid="007247c5" fo:background-color="#ffffff" loext:char-shading-value="0" style:font-size-asian="8pt" style:font-size-complex="8pt"/>
    </style:style>
    <style:style style:name="T75" style:family="text">
      <style:text-properties style:text-position="0% 100%" fo:font-family="'Liberation Serif'" style:font-family-generic="roman" fo:font-size="8pt" fo:font-weight="bold" officeooo:rsid="00408212" fo:background-color="#ffffff" loext:char-shading-value="0" style:font-size-asian="8pt" style:font-weight-asian="bold" style:font-size-complex="8pt" style:font-weight-complex="bold"/>
    </style:style>
    <style:style style:name="T76" style:family="text">
      <style:text-properties style:text-position="0% 100%" fo:font-family="'Liberation Serif'" style:font-family-generic="roman" fo:font-size="9pt" officeooo:rsid="004b82ae" fo:background-color="#ffffff" loext:char-shading-value="0" style:font-size-asian="9pt" style:font-size-complex="9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/>
            <text:p text:style-name="P2"/>
            <text:p text:style-name="P3"/>
            <text:p text:style-name="P4"><text:span text:style-name="T1">5</text:span><text:span text:style-name="T2">0</text:span><text:span text:style-name="T1">. Observações:</text:span><text:span text:style-name="T3"> <text:s text:c="2"/></text:span><text:span text:style-name="T4"><text:s/></text:span></text:p>
            <text:p text:style-name="P5">-</text:p>
            <text:p text:style-name="P5">-</text:p>
            <text:p text:style-name="P5">-</text:p>
            <text:p text:style-name="P5">-</text:p>
            <text:p text:style-name="P6">-</text:p>
            <text:p text:style-name="P7">Tip<text:span text:style-name="T5">os</text:span> alternativ<text:span text:style-name="T5">os</text:span>:</text:p>
            <text:p text:style-name="P8">-</text:p>
            <text:p text:style-name="P9">-</text:p>
            <text:p text:style-name="P9">-</text:p>
            <text:p text:style-name="P10">-</text:p>
            <text:p text:style-name="P4"><text:span text:style-name="T6">51. Isenções </text:span><text:span text:style-name="T7">:</text:span><text:span text:style-name="T4"> <text:s text:c="5"/></text:span></text:p>
            <text:p text:style-name="P11"><text:s text:c="4"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3">CdS-****/0*</text:p>
          </table:table-cell>
          <table:table-cell table:style-name="Tabella1.B1" office:value-type="string">
            <text:p text:style-name="P14"><text:span text:style-name="T8"><text:s text:c="2"/></text:span><text:span text:style-name="T9">CdS</text:span><text:span text:style-name="T10"> – DATA SHEET </text:span></text:p>
            <text:p text:style-name="P14"><text:span text:style-name="T10"><text:s text:c="3"/></text:span><text:span text:style-name="T11">para veículos completos.</text:span></text:p>
            <table:table table:name="Tabella2" table:style-name="Tabella2">
              <table:table-column table:style-name="Tabella2.A"/>
              <table:table-column table:style-name="Tabella2.B"/>
              <table:table-row table:style-name="Tabella2.1">
                <table:table-cell table:style-name="Tabella2.A1" office:value-type="string">
                  <text:p text:style-name="P15"/>
                  <text:p text:style-name="P15"/>
                  <text:p text:style-name="P16">0.1. <text:s text:c="2"/><text:span text:style-name="T12">Marca</text:span>:</text:p>
                  <text:p text:style-name="P17"/>
                  <text:p text:style-name="P16">0.2. <text:s text:c="2"/>Tipo:</text:p>
                  <text:p text:style-name="P17"/>
                  <text:p text:style-name="P16"><text:s text:c="9"/>Variante:</text:p>
                  <text:p text:style-name="P17"/>
                  <text:p text:style-name="P4"><text:span text:style-name="T13"><text:s text:c="9"/></text:span>Versão <text:span text:style-name="T13">:</text:span></text:p>
                  <text:p text:style-name="P16"/>
                  <text:p text:style-name="P4"><text:span text:style-name="T13">0.2.1. </text:span>Nome(s) comercial(is) <text:span text:style-name="T13">:</text:span></text:p>
                  <text:p text:style-name="P17"/>
                  <text:p text:style-name="P15">0.4. <text:s text:c="2"/>Categoria:</text:p>
                  <text:p text:style-name="P17"/>
                  <text:p text:style-name="P18">0.5. Nome e endereço do fabricante</text:p>
                  <text:p text:style-name="P18"><text:s text:c="7"/>do veículo base:</text:p>
                  <text:p text:style-name="P18"/>
                  <text:p text:style-name="P19">0.6. Endereço do fabricante:</text:p>
                </table:table-cell>
                <table:table-cell table:style-name="Tabella2.A1" office:value-type="string">
                  <text:p text:style-name="P20"/>
                  <text:p text:style-name="P20"/>
                  <text:p text:style-name="P21">COMPLETE</text:p>
                  <text:p text:style-name="P22"/>
                  <text:p text:style-name="P21">COMPLETE</text:p>
                  <text:p text:style-name="P23"/>
                  <text:p text:style-name="P21">COMPLETE</text:p>
                  <text:p text:style-name="P23"/>
                  <text:p text:style-name="P21">COMPLETE</text:p>
                  <text:p text:style-name="P24"/>
                  <text:p text:style-name="P21">COMPLETE</text:p>
                  <text:p text:style-name="P23"/>
                  <text:p text:style-name="P21">COMPLETE</text:p>
                  <text:p text:style-name="P23"/>
                  <text:p text:style-name="P25"><text:span text:style-name="T14">COMPLETE</text:span><text:span text:style-name="T15"><text:line-break/></text:span></text:p>
                </table:table-cell>
              </table:table-row>
            </table:table>
            <text:p text:style-name="P26"><text:span text:style-name="T16"><text:s text:c="2"/></text:span><text:span text:style-name="T17"><text:s text:c="6"/></text:span><text:span text:style-name="T18"><text:s text:c="4"/></text:span><text:span text:style-name="T19"><text:s text:c="2"/></text:span><text:span text:style-name="T18"><text:s text:c="7"/></text:span><text:span text:style-name="T20"><text:s text:c="2"/></text:span><text:span text:style-name="T17"><text:s/></text:span><text:span text:style-name="T19"><text:s/></text:span><text:span text:style-name="T21"><text:s/></text:span><text:span text:style-name="T18"><text:s/></text:span><text:span text:style-name="T22">COMPLETE</text:span><text:span text:style-name="T23"><text:line-break/></text:span><text:span text:style-name="T24"> <text:s text:c="25"/></text:span><text:span text:style-name="T22">COMPLETE</text:span></text:p>
            <text:p text:style-name="P27"><text:s text:c="26"/>COMPLETE</text:p>
            <text:p text:style-name="P28"/>
            <text:p text:style-name="P29"><text:span text:style-name="T13"><text:s text:c="2"/></text:span><text:span text:style-name="T25">Número de identificação do veículo:</text:span><text:span text:style-name="T26"> </text:span><text:span text:style-name="T27">COMPLETE</text:span><text:span text:style-name="T26"><text:line-break/> <text:s/></text:span><text:span text:style-name="T25">Posição do número de identificação do veículo: </text:span><text:span text:style-name="T28"><text:s/></text:span><text:span text:style-name="T27">COMPLETE</text:span></text:p>
            <text:p text:style-name="P30"/>
            <text:p text:style-name="P31"><text:s text:c="2"/>com a implicação <text:span text:style-name="T27">COMPLETE</text:span><text:span text:style-name="T27"> <text:s/></text:span>dado o <text:span text:style-name="T27">COMPLETE</text:span><text:line-break/> <text:s/>tipo descrito em todos os efeitos.</text:p>
            <text:p text:style-name="P32"/>
            <text:p text:style-name="P33"><text:s text:c="2"/></text:p>
            <text:p text:style-name="P34"/>
            <text:p text:style-name="P26"><draw:frame draw:style-name="fr1" draw:name="Marco2" text:anchor-type="paragraph" svg:x="0.88cm" svg:y="0.307cm" svg:width="3.752cm" draw:z-index="0"><draw:text-box fo:min-height="3.482cm"><text:p text:style-name="Frame_20_contents"/></draw:text-box></draw:frame><text:span text:style-name="T29"><text:s text:c="28"/></text:span><text:span text:style-name="T30"><text:s text:c="82"/></text:span><text:span text:style-name="T29"><text:s/>Dat</text:span><text:span text:style-name="T31">a</text:span><text:span text:style-name="T29">: </text:span><text:span text:style-name="T22">COMPLETE</text:span></text:p>
            <text:p text:style-name="P34"/>
            <text:p text:style-name="P34"/>
            <text:p text:style-name="P35"/>
          </table:table-cell>
        </table:table-row>
      </table:table>
      <text:p text:style-name="P36"><text:s text:c="228"/>Os dados deste documento são obtidos por meio de uma pesquisa no banco de dados. As informações podem diferir do estado </text:p>
      <text:p text:style-name="P37"><text:span text:style-name="T32"><text:s text:c="152"/></text:span><text:span text:style-name="T5"><text:s text:c="76"/></text:span><text:span text:style-name="T32">do veículo. </text:span>Não foi realizada nenhuma inspeção física do veículo.</text:p>
      <text:p text:style-name="P38"/>
      <table:table table:name="Tabella3" table:style-name="Tabella3">
        <table:table-column table:style-name="Tabella3.A"/>
        <table:table-column table:style-name="Tabella3.B"/>
        <text:soft-page-break/>
        <table:table-row table:style-name="Tabella3.1">
          <table:table-cell table:style-name="Tabella3.A1" office:value-type="string">
            <text:p text:style-name="P39"/>
            <table:table table:name="Tabella4" table:style-name="Tabella4">
              <table:table-column table:style-name="Tabella4.A"/>
              <table:table-column table:style-name="Tabella4.B"/>
              <table:table-row table:style-name="Tabella4.1">
                <table:table-cell table:style-name="Tabella4.A1" office:value-type="string">
                  <text:p text:style-name="P40"><text:span text:style-name="T5">1. </text:span>Número de eixos/rodas:</text:p>
                  <text:p text:style-name="P40"/>
                  <text:p text:style-name="P41"><text:span text:style-name="T5">2. </text:span>Eixos motrizes:</text:p>
                  <text:p text:style-name="P41"/>
                  <text:p text:style-name="P41"><text:span text:style-name="T5">3. </text:span>Distância entre eixos: (<text:span text:style-name="T33">mm</text:span>)</text:p>
                  <text:p text:style-name="P41"/>
                  <text:p text:style-name="P41"><text:span text:style-name="T5">5. </text:span>Largura da via do eixo(s) – 1/2: (mm)</text:p>
                  <text:p text:style-name="P41"/>
                  <text:p text:style-name="P42">6.1. Comprimento: (mm)</text:p>
                  <text:p text:style-name="P42"/>
                  <text:p text:style-name="P41">7.1. Largura: (<text:span text:style-name="T33">mm</text:span>)</text:p>
                  <text:p text:style-name="P41"/>
                  <text:p text:style-name="P41"><text:span text:style-name="T5">8. </text:span>Altura: (<text:span text:style-name="T33">mm</text:span>)</text:p>
                  <text:p text:style-name="P41"/>
                  <text:p text:style-name="P41"><text:span text:style-name="T5">11. </text:span>Overhang traseiro: (mm)</text:p>
                  <text:p text:style-name="P41"/>
                  <text:p text:style-name="P42">12.1. Massa do veículo com carroçaria em ordem de marcha: (kg)</text:p>
                  <text:p text:style-name="P42"/>
                  <text:p text:style-name="P42">14.1. Massa máxima tecnicamente admissível em carga total: (kg)</text:p>
                  <text:p text:style-name="P42"/>
                  <text:p text:style-name="P42">14.2. Distribuição dessa massa entre os eixos – 1/2: (kg)</text:p>
                  <text:p text:style-name="P42"/>
                  <text:p text:style-name="P41">14.3. Massa máxima tecnicamente permanente em cada eixo – 1/2: (kg)</text:p>
                  <text:p text:style-name="P41"/>
                  <text:p text:style-name="P41"><text:span text:style-name="T5">16. </text:span>Carga máxima permitida no teto: (kg)</text:p>
                  <text:p text:style-name="P41"/>
                  <text:p text:style-name="P41"><text:span text:style-name="T5">17. </text:span>Massa máxima do reboque – com freio/sem freio: (kg)</text:p>
                  <text:p text:style-name="P41"/>
                  <text:p text:style-name="P41"><text:span text:style-name="T5">18. </text:span>Massa máxima da combinação: (kg)</text:p>
                  <text:p text:style-name="P41"/>
                  <text:p text:style-name="P41">19.1. Carga vertical máxima no ponto de engate para um reboque: (kg)</text:p>
                  <text:p text:style-name="P41"/>
                  <text:p text:style-name="P41"><text:span text:style-name="T5">20. </text:span>Fabricante do motor:</text:p>
                  <text:p text:style-name="P41"/>
                  <text:p text:style-name="P41"><text:span text:style-name="T5">21. </text:span>Código do motor conforme indicado no motor:</text:p>
                  <text:p text:style-name="P41"/>
                  <text:p text:style-name="P41"><text:span text:style-name="T5">22. </text:span>Princípio de funcionamento:</text:p>
                  <text:p text:style-name="P41"/>
                  <text:p text:style-name="P41">22.1. Injeção direta:</text:p>
                  <text:p text:style-name="P41"/>
                  <text:p text:style-name="P41"><text:span text:style-name="T5">23. </text:span>Elétrico puro:</text:p>
                  <text:p text:style-name="P41"/>
                  <text:p text:style-name="P41">23.1 Veículo híbrido [elétrico]:</text:p>
                  <text:p text:style-name="P41"/>
                  <text:p text:style-name="P41"><text:span text:style-name="T5">24. </text:span>Número e disposição dos cilindros:</text:p>
                  <text:p text:style-name="P41"/>
                  <text:p text:style-name="P41"><text:span text:style-name="T5">25. </text:span>Capacidade: (cm3)</text:p>
                  <text:p text:style-name="P41"/>
                  <text:p text:style-name="P41"><text:span text:style-name="T5">26. </text:span>Combustível:</text:p>
                  <text:p text:style-name="P41"/>
                  <text:p text:style-name="P41"><text:span text:style-name="T5">27.</text:span>Potência líquida máxima: (kW/min -1)</text:p>
                  <text:p text:style-name="P41"/>
                  <text:p text:style-name="P41"><text:span text:style-name="T5">27. </text:span>Embreagem (tipo):</text:p>
                  <text:p text:style-name="P41"/>
                  <text:p text:style-name="P41"><text:span text:style-name="T5">29. </text:span>Câmbio (tipo):</text:p>
                  <text:p text:style-name="P41"/>
                  <text:p text:style-name="P42">29.1. Engrenagem:</text:p>
                  <text:p text:style-name="P43"/>
                </table:table-cell>
                <table:table-cell table:style-name="Tabella4.A1" office:value-type="string">
                  <text:p text:style-name="P44"/>
                  <table:table table:name="Tabla1" table:style-name="Tabla1">
                    <table:table-column table:style-name="Tabla1.A"/>
                    <table:table-row table:style-name="Tabla1.1">
                      <table:table-cell table:style-name="Tabla1.A1" office:value-type="string">
                        <text:p text:style-name="P45" loext:marker-style-name="T34"><text:span text:style-name="T35">{{B1}}</text:span></text:p>
                        <text:p text:style-name="P46"/>
                        <text:p text:style-name="P47">{{B2}}</text:p>
                        <text:p text:style-name="P48" loext:marker-style-name="T34"/>
                        <text:p text:style-name="P45" loext:marker-style-name="T34"><text:span text:style-name="T35">{{B3}} <text:s text:c="11"/></text:span></text:p>
                        <text:p text:style-name="P48" loext:marker-style-name="T34"/>
                        <text:p text:style-name="P45" loext:marker-style-name="T34"><text:span text:style-name="T35">{{B4}}</text:span></text:p>
                        <text:p text:style-name="P48" loext:marker-style-name="T34"/>
                        <text:p text:style-name="P45" loext:marker-style-name="T34"><text:span text:style-name="T35">{{B5}}</text:span></text:p>
                        <text:p text:style-name="P48" loext:marker-style-name="T34"/>
                        <text:p text:style-name="P45" loext:marker-style-name="T34"><text:span text:style-name="T35">{{B6}}</text:span></text:p>
                        <text:p text:style-name="P48" loext:marker-style-name="T34"/>
                        <text:p text:style-name="P45" loext:marker-style-name="T34"><text:span text:style-name="T35">{{B7}}</text:span></text:p>
                        <text:p text:style-name="P48" loext:marker-style-name="T34"/>
                        <text:p text:style-name="P45" loext:marker-style-name="T34"><text:span text:style-name="T35">{{B8}}</text:span></text:p>
                        <text:p text:style-name="P48" loext:marker-style-name="T34"/>
                        <text:p text:style-name="P45" loext:marker-style-name="T34"><text:span text:style-name="T35">{{B9}}</text:span></text:p>
                        <text:p text:style-name="P48" loext:marker-style-name="T34"/>
                        <text:p text:style-name="P45" loext:marker-style-name="T34"><text:span text:style-name="T35">{{B10}}</text:span></text:p>
                        <text:p text:style-name="P48" loext:marker-style-name="T34"/>
                        <text:p text:style-name="P45" loext:marker-style-name="T34"><text:span text:style-name="T35">{{B11}}</text:span></text:p>
                        <text:p text:style-name="P48" loext:marker-style-name="T34"/>
                        <text:p text:style-name="P45" loext:marker-style-name="T34"><text:span text:style-name="T35">{{B12}}</text:span></text:p>
                        <text:p text:style-name="P48" loext:marker-style-name="T34"/>
                        <text:p text:style-name="P45" loext:marker-style-name="T34"><text:span text:style-name="T35">{{B13}}</text:span></text:p>
                        <text:p text:style-name="P48" loext:marker-style-name="T34"/>
                        <text:p text:style-name="P45" loext:marker-style-name="T34"><text:span text:style-name="T35">{{B14}}</text:span></text:p>
                        <text:p text:style-name="P48" loext:marker-style-name="T34"/>
                        <text:p text:style-name="P45" loext:marker-style-name="T34"><text:span text:style-name="T35">{{B15}}</text:span></text:p>
                        <text:p text:style-name="P48" loext:marker-style-name="T34"/>
                        <text:p text:style-name="P45" loext:marker-style-name="T34"><text:span text:style-name="T35">{{B16}}</text:span></text:p>
                        <text:p text:style-name="P48" loext:marker-style-name="T34"/>
                        <text:p text:style-name="P45" loext:marker-style-name="T34"><text:span text:style-name="T35">{{B17}}</text:span></text:p>
                        <text:p text:style-name="P48" loext:marker-style-name="T34"/>
                        <text:p text:style-name="P45" loext:marker-style-name="T34"><text:span text:style-name="T35">{{B18}}</text:span></text:p>
                        <text:p text:style-name="P48" loext:marker-style-name="T34"/>
                        <text:p text:style-name="P49" loext:marker-style-name="T34"><text:span text:style-name="T35">{{B19}}</text:span></text:p>
                        <text:p text:style-name="P48" loext:marker-style-name="T34"/>
                        <text:p text:style-name="P49" loext:marker-style-name="T34"><text:span text:style-name="T35">{{B20}}</text:span></text:p>
                        <text:p text:style-name="P48" loext:marker-style-name="T34"/>
                        <text:p text:style-name="P49" loext:marker-style-name="T34"><text:span text:style-name="T35">{{B21}}</text:span></text:p>
                        <text:p text:style-name="P48" loext:marker-style-name="T34"/>
                        <text:p text:style-name="P49" loext:marker-style-name="T34"><text:span text:style-name="T35">{{B22}}</text:span></text:p>
                        <text:p text:style-name="P48" loext:marker-style-name="T34"/>
                        <text:p text:style-name="P45" loext:marker-style-name="T34"><text:span text:style-name="T35">{{B23}}</text:span></text:p>
                        <text:p text:style-name="P48" loext:marker-style-name="T34"/>
                        <text:p text:style-name="P45" loext:marker-style-name="T34"><text:span text:style-name="T35">{{B24}}</text:span></text:p>
                        <text:p text:style-name="P48" loext:marker-style-name="T34"/>
                        <text:p text:style-name="P45" loext:marker-style-name="T34"><text:span text:style-name="T35">{{B25}}</text:span></text:p>
                        <text:p text:style-name="P48" loext:marker-style-name="T34"/>
                        <text:p text:style-name="P45" loext:marker-style-name="T34"><text:span text:style-name="T35">{{B26}}</text:span></text:p>
                        <text:p text:style-name="P48" loext:marker-style-name="T34"/>
                        <text:p text:style-name="P45" loext:marker-style-name="T34"><text:span text:style-name="T35">{{B27}}</text:span></text:p>
                        <text:p text:style-name="P48" loext:marker-style-name="T34"/>
                        <text:p text:style-name="P45" loext:marker-style-name="T34"><text:span text:style-name="T35">{{B28}}</text:span></text:p>
                        <text:p text:style-name="P48" loext:marker-style-name="T34"/>
                        <text:p text:style-name="P45" loext:marker-style-name="T34"><text:span text:style-name="T35">{{B29}}</text:span></text:p>
                      </table:table-cell>
                    </table:table-row>
                  </table:table>
                  <text:p text:style-name="P50"/>
                </table:table-cell>
              </table:table-row>
            </table:table>
            <text:p text:style-name="P51"/>
          </table:table-cell>
          <table:table-cell table:style-name="Tabella3.B1" office:value-type="string">
            <text:p text:style-name="P52"><text:s/></text:p>
            <table:table table:name="Tabella5" table:style-name="Tabella5">
              <table:table-column table:style-name="Tabella5.A"/>
              <table:table-column table:style-name="Tabella5.B"/>
              <table:table-row table:style-name="Tabella5.1">
                <table:table-cell office:value-type="string">
                  <text:p text:style-name="P53"><text:span text:style-name="T36">30. </text:span><text:span text:style-name="T37">Relação de transmissão final:</text:span></text:p>
                  <text:p text:style-name="P54"/>
                  <text:p text:style-name="P53"><text:span text:style-name="T36">32. </text:span>Pneus e rodas:<text:line-break/> <text:s text:c="5"/>Pneus nas rodas 1:<text:line-break/> <text:s text:c="5"/>Pneus nas rodas 2:</text:p>
                  <text:p text:style-name="P53"/>
                  <text:p text:style-name="P53"><text:span text:style-name="T5">34. <text:s text:c="3"/></text:span>Direção, modos de assistência:</text:p>
                  <text:p text:style-name="P53"/>
                  <text:p text:style-name="P53"><text:span text:style-name="T5">35. <text:s text:c="3"/></text:span>Breve descrição do sistema de freios:</text:p>
                  <text:p text:style-name="P53"/>
                  <text:p text:style-name="P53"/>
                  <text:p text:style-name="P53"/>
                  <text:p text:style-name="P53"><text:span text:style-name="T5">37. <text:s text:c="3"/></text:span>Tipo de carroçaria:</text:p>
                  <text:p text:style-name="P53"/>
                  <text:p text:style-name="P53"><text:span text:style-name="T5">38. <text:s text:c="3"/></text:span>Cor do veículo:</text:p>
                  <text:p text:style-name="P53"/>
                  <text:p text:style-name="P53"><text:span text:style-name="T5">41 <text:s text:c="3"/>.</text:span>Número e configuração das portas:</text:p>
                  <text:p text:style-name="P42"/>
                  <text:p text:style-name="P42">42.1. Número e posição dos assentos:</text:p>
                  <text:p text:style-name="P41"/>
                  <text:p text:style-name="P41">43.1. Marca de homologação CE do dispositivo de</text:p>
                  <text:p text:style-name="P41"><text:s text:c="9"/>acoplamento, se montado:</text:p>
                  <text:p text:style-name="P41"/>
                  <text:p text:style-name="P41"><text:span text:style-name="T5">44. </text:span>Velocidade máxima: (km/h)</text:p>
                  <text:p text:style-name="P41"/>
                  <text:p text:style-name="P41"><text:span text:style-name="T5">45. </text:span>Nível de ruído:<text:line-break/> <text:s text:c="5"/>Estacionário (dB(A)) a regime do motor (min-1)<text:line-break/> <text:s text:c="5"/>Drive-by (dB(A)):</text:p>
                  <text:p text:style-name="P41"/>
                  <text:p text:style-name="P41"><text:span text:style-name="T5">46. </text:span>Norma de emissões:</text:p>
                  <text:p text:style-name="P41">46.1. Emissão de escape:</text:p>
                </table:table-cell>
                <table:table-cell office:value-type="string">
                  <table:table table:name="Tabla2" table:style-name="Tabla2">
                    <table:table-column table:style-name="Tabla2.A"/>
                    <table:table-row table:style-name="Tabla2.1">
                      <table:table-cell office:value-type="string">
                        <text:p text:style-name="P55"><text:span text:style-name="T38">{</text:span><text:span text:style-name="T39">{B30}}</text:span></text:p>
                        <text:p text:style-name="P44"/>
                        <text:p text:style-name="P56"/>
                        <text:p text:style-name="P57">COMPLETE</text:p>
                        <text:p text:style-name="P58"><text:span text:style-name="T40">COMPLETE</text:span> <text:s text:c="2"/></text:p>
                        <text:p text:style-name="P59"/>
                        <text:p text:style-name="P56"><text:span text:style-name="T41">COMPLETE (Autodata)</text:span><text:span text:style-name="T42"> </text:span></text:p>
                        <text:p text:style-name="P56"/>
                        <text:p text:style-name="P60">COMPLETE (Autodata) / COMPLETE (Autodata)</text:p>
                        <text:p text:style-name="P60">COMPLETE (Autodata) / COMPLETE (Autodata)</text:p>
                        <text:p text:style-name="P56">ABS </text:p>
                        <text:p text:style-name="P56"/>
                        <text:p text:style-name="P61"><text:span text:style-name="T41">COMPLETE (Autodata)</text:span> </text:p>
                        <text:p text:style-name="P62"/>
                        <text:p text:style-name="P63">COMPLETE (Autodata)</text:p>
                        <text:p text:style-name="P64"/>
                        <text:p text:style-name="P60">COMPLETE (Autodata)</text:p>
                        <text:p text:style-name="P62"/>
                        <text:p text:style-name="P60">COMPLETE (Autodata)</text:p>
                        <text:p text:style-name="P65"/>
                        <text:p text:style-name="P66">{{B3<text:span text:style-name="T43">1</text:span>}}</text:p>
                        <text:p text:style-name="P56"/>
                        <text:p text:style-name="P56"/>
                        <text:p text:style-name="P66">{{B3<text:span text:style-name="T43">2</text:span>}}</text:p>
                        <text:p text:style-name="P56"/>
                        <text:p text:style-name="P56"/>
                        <text:p text:style-name="P67"><text:span text:style-name="T44">{{B3</text:span><text:span text:style-name="T45">3</text:span><text:span text:style-name="T44">}} </text:span></text:p>
                        <text:p text:style-name="P66">{{B34}}</text:p>
                        <text:p text:style-name="P68"/>
                        <text:p text:style-name="P69"><text:span text:style-name="T46">{{B3</text:span><text:span text:style-name="T43">5</text:span><text:span text:style-name="T46">}}</text:span></text:p>
                        <text:p text:style-name="P70"><text:span text:style-name="T47">{</text:span><text:span text:style-name="T48">{B3</text:span><text:span text:style-name="T49">6</text:span><text:span text:style-name="T48">}}</text:span></text:p>
                      </table:table-cell>
                    </table:table-row>
                  </table:table>
                  <text:p text:style-name="P50"/>
                </table:table-cell>
              </table:table-row>
            </table:table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 table:style-name="Tabella6.1">
                <table:table-cell table:style-name="Tabella6.A1" office:value-type="string">
                  <text:p text:style-name="P71">CO <text:span text:style-name="T50">(</text:span>g/km<text:span text:style-name="T50">)</text:span>:</text:p>
                  <text:p text:style-name="P71">HC <text:span text:style-name="T50">(</text:span>g/km<text:span text:style-name="T50">)</text:span>:</text:p>
                  <text:p text:style-name="P72"><text:span text:style-name="T51">NO</text:span><text:span text:style-name="T52">X </text:span><text:span text:style-name="T53">(</text:span><text:span text:style-name="T54">g/km</text:span><text:span text:style-name="T53">):</text:span></text:p>
                  <text:p text:style-name="P73">HC+NO<text:span text:style-name="T55">X </text:span><text:span text:style-name="T50">(</text:span>g/km<text:span text:style-name="T50">)</text:span>:</text:p>
                  <text:p text:style-name="P73">k – value <text:span text:style-name="T50">(</text:span>g/km<text:span text:style-name="T50">)</text:span>:</text:p>
                  <text:p text:style-name="P73">Particulates <text:span text:style-name="T50">(</text:span>g/km<text:span text:style-name="T50">):</text:span></text:p>
                </table:table-cell>
                <table:table-cell table:style-name="Tabella6.A1" office:value-type="string">
                  <text:p text:style-name="P74"><text:span text:style-name="T56">{</text:span><text:span text:style-name="T57">{B</text:span><text:span text:style-name="T58">37</text:span><text:span text:style-name="T57">}}</text:span></text:p>
                  <text:p text:style-name="P75">{{B<text:span text:style-name="T43">38</text:span>}}</text:p>
                  <text:p text:style-name="P74"><text:span text:style-name="T57">{</text:span><text:span text:style-name="T56">{</text:span><text:span text:style-name="T57">B</text:span><text:span text:style-name="T58">39</text:span><text:span text:style-name="T57">}}</text:span></text:p>
                  <text:p text:style-name="P74"><text:span text:style-name="T56">{</text:span><text:span text:style-name="T57">{B</text:span><text:span text:style-name="T58">40</text:span><text:span text:style-name="T57">}}</text:span></text:p>
                  <text:p text:style-name="P76">- - - -</text:p>
                  <text:p text:style-name="P75">{{B4<text:span text:style-name="T43">1</text:span>}}</text:p>
                </table:table-cell>
                <table:table-cell table:style-name="Tabella6.A1" office:value-type="string">
                  <text:p text:style-name="P77">- - - - </text:p>
                  <text:p text:style-name="P77">- - - - </text:p>
                  <text:p text:style-name="P77">- - - - </text:p>
                  <text:p text:style-name="P77">- - - - </text:p>
                  <text:p text:style-name="P77">- - - - </text:p>
                  <text:p text:style-name="P77">- - - - </text:p>
                </table:table-cell>
                <table:table-cell table:style-name="Tabella6.A1" office:value-type="string">
                  <text:p text:style-name="P78">- - - - </text:p>
                  <text:p text:style-name="P78">- - - - </text:p>
                  <text:p text:style-name="P78">- - - - </text:p>
                  <text:p text:style-name="P78">- - - - </text:p>
                  <text:p text:style-name="P78">- - - - </text:p>
                  <text:p text:style-name="P78">- - - - </text:p>
                </table:table-cell>
              </table:table-row>
            </table:table>
            <text:p text:style-name="P79"><text:span text:style-name="T59">46.2 Fumo (valor corrigido do coeficiente de absorção) <text:s text:c="11"/></text:span><text:span text:style-name="T60"><text:s text:c="67"/></text:span><text:span text:style-name="T61">{{B4</text:span><text:span text:style-name="T62">2</text:span><text:span text:style-name="T61">}}</text:span><text:span text:style-name="T59"> <text:s/>m-1</text:span></text:p>
            <text:p text:style-name="P80"><text:span text:style-name="T63">4</text:span><text:span text:style-name="T64">7</text:span><text:span text:style-name="T63">. </text:span><text:span text:style-name="T65">Emissões de CO2/consumo de combustível Valores NEDC</text:span><text:span text:style-name="T66"> <text:s text:c="6"/></text:span></text:p>
            <table:table table:name="Tabella7" table:style-name="Tabella7">
              <table:table-column table:style-name="Tabella7.A" table:number-columns-repeated="3"/>
              <table:table-row>
                <table:table-cell table:style-name="Tabella7.A1" office:value-type="string">
                  <text:p text:style-name="P81"/>
                  <text:p text:style-name="P81">condições urbanas:<text:line-break/>condições extraurbanas:<text:line-break/>combinado: </text:p>
                </table:table-cell>
                <table:table-cell table:style-name="Tabella7.A1" office:value-type="string">
                  <text:p text:style-name="P82">CO<text:span text:style-name="T55">2</text:span><text:span text:style-name="T67">(g/km)</text:span></text:p>
                  <text:p text:style-name="P83">{{B4<text:span text:style-name="T43">3</text:span>}}</text:p>
                  <text:p text:style-name="P83">{{B4<text:span text:style-name="T43">4</text:span>}}</text:p>
                  <text:p text:style-name="P83">{{B4<text:span text:style-name="T43">5</text:span>}}</text:p>
                </table:table-cell>
                <table:table-cell table:style-name="Tabella7.A1" office:value-type="string">
                  <text:p text:style-name="P84">Consumo de combustível <text:s/>(l/100km)</text:p>
                  <text:p text:style-name="P85">{{B<text:span text:style-name="T43">46</text:span>}}</text:p>
                  <text:p text:style-name="P85">{{B<text:span text:style-name="T43">47</text:span>}}</text:p>
                  <text:p text:style-name="P85">{{B4<text:span text:style-name="T43">8</text:span>}}</text:p>
                </table:table-cell>
              </table:table-row>
            </table:table>
            <text:p text:style-name="P86"/>
            <text:p text:style-name="P87"><text:span text:style-name="T68">47.1.</text:span><text:span text:style-name="T57">Emissões de CO2/consumo de combustível Valores WLTP:</text:span></text:p>
            <table:table table:name="Tabella8" table:style-name="Tabella8">
              <table:table-column table:style-name="Tabella8.A"/>
              <table:table-column table:style-name="Tabella8.B"/>
              <table:table-column table:style-name="Tabella8.C"/>
              <table:table-row>
                <table:table-cell table:style-name="Tabella8.A1" office:value-type="string">
                  <text:p text:style-name="P88"/>
                  <text:p text:style-name="P88">Baixo:<text:line-break/>Médio<text:line-break/>Alto:<text:line-break/>Valor máximo<text:line-break/>Combinado<text:line-break/>Combinado ponderado </text:p>
                </table:table-cell>
                <table:table-cell table:style-name="Tabella8.A1" office:value-type="string">
                  <text:p text:style-name="P82">CO<text:span text:style-name="T55">2</text:span><text:span text:style-name="T67">(g/km)</text:span></text:p>
                  <text:p text:style-name="P89">{{B<text:span text:style-name="T43">49</text:span>}}</text:p>
                  <text:p text:style-name="P89">{{B5<text:span text:style-name="T43">0</text:span>}}</text:p>
                  <text:p text:style-name="P89">{{B5<text:span text:style-name="T43">1</text:span>}}</text:p>
                  <text:p text:style-name="P89">{{B5<text:span text:style-name="T43">2</text:span>}}</text:p>
                  <text:p text:style-name="P89">{{B5<text:span text:style-name="T43">3</text:span>}}</text:p>
                  <text:p text:style-name="P90">-</text:p>
                </table:table-cell>
                <table:table-cell table:style-name="Tabella8.A1" office:value-type="string">
                  <text:p text:style-name="P91">Consumo de combustível (l/100km)</text:p>
                  <text:p text:style-name="P89">{{B5<text:span text:style-name="T43">4</text:span>}}</text:p>
                  <text:p text:style-name="P89">{{B5<text:span text:style-name="T43">5</text:span>}}</text:p>
                  <text:p text:style-name="P89">{{B<text:span text:style-name="T43">56</text:span>}}</text:p>
                  <text:p text:style-name="P89">{{B<text:span text:style-name="T43">57</text:span>}}</text:p>
                  <text:p text:style-name="P89">{{B5<text:span text:style-name="T43">8</text:span>}}</text:p>
                  <text:p text:style-name="P90">-</text:p>
                </table:table-cell>
              </table:table-row>
            </table:table>
            <text:p text:style-name="P92"><text:span text:style-name="T69">47.2. </text:span><text:span text:style-name="T57">Veículos puramente elétricos e veículos híbridos recarregáveis externamente:</text:span></text:p>
            <text:p text:style-name="P93"><text:span text:style-name="T69"><text:s/></text:span><text:span text:style-name="T70">Consumo de energia ponderado/combinado </text:span><text:span text:style-name="T69"><text:s text:c="3"/></text:span><text:span text:style-name="T71"><text:s text:c="9"/></text:span><text:span text:style-name="T69">- <text:s text:c="2"/>Wh/km</text:span></text:p>
            <text:p text:style-name="P94"><text:span text:style-name="T72"><text:s/></text:span><text:span text:style-name="T73">Autonomia elétrica</text:span><text:span text:style-name="T72"> <text:s text:c="42"/></text:span><text:span text:style-name="T74"><text:s text:c="7"/></text:span><text:span text:style-name="T72"><text:s/></text:span><text:span text:style-name="T75"><text:s/>- </text:span><text:span text:style-name="T72"><text:s text:c="3"/>km</text:span><text:span text:style-name="T76"> <text:s/></text:span></text:p>
          </table:table-cell>
        </table:table-row>
      </table:table>
      <text:p text:style-name="P9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9-07-30T00:48:12.237000000</meta:creation-date>
    <dc:date>2025-03-12T11:34:03.013268100</dc:date>
    <meta:editing-duration>PT18H26M20S</meta:editing-duration>
    <meta:editing-cycles>94</meta:editing-cycles>
    <meta:generator>LibreOffice/25.2.1.2$Windows_X86_64 LibreOffice_project/d3abf4aee5fd705e4a92bba33a32f40bc4e56f49</meta:generator>
    <meta:print-date>2022-04-01T09:56:48.648000000</meta:print-date>
    <meta:document-statistic meta:table-count="10" meta:image-count="0" meta:object-count="0" meta:page-count="2" meta:paragraph-count="184" meta:word-count="574" meta:character-count="4458" meta:non-whitespace-character-count="3107"/>
  </office:meta>
</office:document-meta>
</file>